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A lecture to children/ on Parashat Vayer<text:span text:style-name="T2">á</text:span><text:span text:style-name="T3">./ [Hebrew]/</text:span></text:p>
      <text:p text:style-name="P5"><text:span text:style-name="T3"/></text:p>
      <text:p text:style-name="P5"><text:span text:style-name="T3">[Page 1]</text:span></text:p>
      <text:p text:style-name="P5"><text:span text:style-name="T3">Brethren! <text:s/>The premises of the argument advanced by/ a clergyman, and reported this week in some of our/ dailies, are entirely false, but its conclusion accords/ precisely with the views I hold. <text:s/>He stated that when/ the founder of his religion said "Suffer little children to come/ to me," he </text:span><text:span text:style-name="T4">the first</text:span><text:span text:style-name="T5"> taught how the future of society de-/-pends on the judicious training of the young. <text:s/>Had he/ remembered the oft-repeated command of Moses, to render/ our offspring conversant with the history, the tenets, and/ cerimonial[sic!] ordinances of the revealed Law, he would have/ qualified his assertion. <text:s/>Had he more especially been acquain-/-ted with the writings of our Sages, in which the following/ pithy sentence occurs [Hebrew]/ "The world at large, subsists only through that which is breathed/ into the minds of school-children", he would have discovered,/ that in most instances, the parables, maxims and even/ the phraseology of the book of a new dispensation, are/ but a reproduction of the lessons anciently taught by Judaism./ <text:s/>Nevertheless, all who think rightly, will assent to his/ reasoning, by which he intended to prove that the pulpit/</text:span></text:p>
      <text:p text:style-name="P5"><text:span text:style-name="T5"/></text:p>
      <text:p text:style-name="P5"><text:span text:style-name="T5">[Page 2]</text:span></text:p>
      <text:p text:style-name="P5"><text:span text:style-name="T5">should be, more frequently, than it is, devoted to the/ education of children, forming as they do, an essential part/ of the Congregation. <text:s/>He argued with some force, that/ unless this be made to feel the importance of their/ presence, they will continue listless, to their detriment,/ and that of the community </text:span><text:soft-page-break/><text:span text:style-name="T5">in which they live./</text:span></text:p>
      <text:p text:style-name="P5"><text:span text:style-name="T5">In fact, it has struck me, and it </text:span><text:span text:style-name="T6">must</text:span><text:span text:style-name="T5"> cannot have/ escaped your observation, that they do not evince sufficient/ </text:span><text:span text:style-name="T6">attention to</text:span><text:span text:style-name="T5"> interest in ordinary sermons, either because the subject/ </text:span><text:span text:style-name="T6">treated</text:span><text:span text:style-name="T5"> is above their comprehension, or because the/ language employed is wanting in simplicity./ <text:s/>To correct this defect, almost unavoidable in public/ pleading, the addressing of a lad who reached his thirte-/-enth year, may be considered an appropriate, and/ therefore welcome custom. <text:s/>The practice, though new/ among us, is by no means, an innovation, and the/ result ought certainly to commend it to general/ favor. <text:s/>For, it seems </text:span><text:span text:style-name="T6">that</text:span><text:span text:style-name="T5"> to enlist</text:span><text:span text:style-name="T6">s</text:span><text:span text:style-name="T5"> the attention/ both of </text:span><text:span text:style-name="T6">the party</text:span><text:span text:style-name="T5"> him immediately concerned, and of his coevals./ <text:s/>And this, I would say to all of you, my dear young friends,/ is my principal object. <text:s/>You should think that/ the words spoken to one separately, are applicable/</text:span></text:p>
      <text:p text:style-name="P5"><text:span text:style-name="T5"/></text:p>
      <text:p text:style-name="P5"><text:span text:style-name="T5">[Page 3]</text:span></text:p>
      <text:p text:style-name="P5"><text:span text:style-name="T5">to all indiscriminately; so that through the Bar Mitzva/ you should also learn betimes how to perform religious/ duties. <text:s/>If I, for instance, in my endeavouring to accomplish/ some good, warn one of your own age against falling into a/ sin now a days prevalent; If I quote the Bible to/ show that disrespect to parents, is a crime that cannot go/ unpunished, </text:span><text:span text:style-name="T4">you</text:span><text:span text:style-name="T5"> should likewise take the lesson to heart,/ and feel how wicked it is to repay evil for good, to be/ unthankful to those who, under God, gave us life and/ support, watched over the preservation of our health, spent/ anxious days and sleepless nights when we were stretched/ on a bed of sickness, and rejoiced above all temporal gain,/ when the Lord sent healing to our bodies. <text:s/>If I, to offer a/ bright example of obedience due to parents, relate some/ event recorded in the Scriptures, you should bear in mind/ that the volumes to which I have reference, are not the/ instructors of any one of us especially, but of all,/ without distinction of age, or sex, or condition in life./ <text:s/>Now, my dear little friends, while engaged in this topic,/ I would like to point out a narrative which we have/</text:span></text:p>
      <text:p text:style-name="P5"><text:span text:style-name="T5"/></text:p>
      <text:p text:style-name="P5"><text:span text:style-name="T5">[Page 4]</text:span></text:p>
      <text:p text:style-name="P5"><text:span text:style-name="T5">read in the section of this Sabbath. <text:s/>You will see in/ it, how far love for one's parents, when joint with the/ fear of the Lord, can influence a child's conduct./</text:span></text:p>
      <text:p text:style-name="P5"><text:span text:style-name="T5">You no doubt have heard of the great trial to which the/ fate of Abraham was put. <text:s/>Never expecting to have/ a child by his beloved Sarah, he experienced the happiness/ of embracing a son, that she bore to him, when he had/ already grown old. <text:s/>Much care was taken that Isaac/ should from his infancy associate only with the good, for,/ God had declared that through </text:span><text:span text:style-name="T4">that</text:span><text:span text:style-name="T5"> seed, all the families/ of the earth, would finally be blessed. <text:s/>So strict were/ his </text:span><text:span text:style-name="T6">parents</text:span><text:span text:style-name="T5"> father and mother in that respect, that they found it necessary/ to separate him from the company of his step-brother,/ who showed signs of an unruly disposition. <text:s/>The child/ of promise </text:span><text:span text:style-name="T6">grew to be</text:span><text:span text:style-name="T5"> had become a lad. <text:s/>Abraham kept him often/ by his side, that he might learn the adoration of the/ true God. <text:s/>Sarah watched his every step. <text:s/>Both bestowed/ on their son the tenderest affection. <text:s/>But just at </text:span><text:span text:style-name="T6">that</text:span><text:span text:style-name="T5"> the/ period that the results of a correct education, begin/ to be noticed, and the child is endeared still more to the/ hearts of his parents, just then, a voice, which Abraham/ well understood, was heard to </text:span><text:span text:style-name="T6">excla</text:span><text:span text:style-name="T5"> cry out./</text:span></text:p>
      <text:p text:style-name="P5"><text:span text:style-name="T5"/></text:p>
      <text:p text:style-name="P5"><text:span text:style-name="T5">[Page 5]</text:span></text:p>
      <text:p text:style-name="P5"><text:span text:style-name="T5">"Take now thy son, thine only one, </text:span><text:span text:style-name="T6">he</text:span><text:span text:style-name="T5"> whom though lovest,/ Isaac; and get thee to the land of Moriah, and offer him/ as a burnt-offering upon one of the mountains, which I will/ tell thee of" <text:s/>You know, how that father left his joyful/ home. <text:s/>For three long days he journeyed, in search of the place/ where he would slay his only son, and let his flesh be consumed/ by a devouring fire. <text:s/>Father and child, travelled[sic!] together through/ uninhabited regions. <text:s/>Abraham looking intently for the sacred spot,/ in which he should perform his great sacrifice to his God./ <text:s/>Isaac imagining he had been summoned to witness some/ extraordinary act of divine worship. <text:s/>At length, a light/ from above revealed to the patriarch the mountain, whither/ he should direct his steps. <text:s/>The altar is raised, the word/ is set in order, </text:span><text:soft-page-break/><text:span text:style-name="T5">the human victim is bound, the knife is/ raised. <text:s/>Faith could not be tried further. <text:s/>Abraham/ has won the title of "the friend of God" [Hebrew]; and/ we may well experience a noble pride in claiming such/ an ancestor, but while the merits of that sainted man/ will always stand before the throne of God, and to the end/ of time, benefit us, his lineal descendants, I fain/</text:span></text:p>
      <text:p text:style-name="P5"><text:span text:style-name="T5"/></text:p>
      <text:p text:style-name="P5"><text:span text:style-name="T5">[Page 6]</text:span></text:p>
      <text:p text:style-name="P5"><text:span text:style-name="T5">would that you learnt properly to value the virtue/ of his son Isaac. <text:s/>Holy Writ is silent regarding/ that which transpired during those three days journey./ <text:s/>It leaves us to conceive what feelings must have struggled/ within the breast of that dutiful son, when the suspicion/ began to rise that </text:span><text:span text:style-name="T4">he</text:span><text:span text:style-name="T5"> was the intended offering./ <text:s/>"And Isaac spoke to Abraham his father, and said "Father,"/ and he said "How am I my son." <text:s/>And he said "Behold the/ fire and the wood, but where is the lamb for the burnt-/offering?" <text:s/>And Abraham said "God will provide himself/ a lamb for a burnt-offering, my son, and they both went/ together". <text:s/>Not a word of murmur is uttered. <text:s/>Not a/ motion betraying resistance is shown. <text:s/>The father wills it,/ God has so ordained. <text:s/>Let the steel cut the threads of life./ <text:s/>Let the father, </text:span><text:span text:style-name="T6">so</text:span><text:span text:style-name="T5"> pregnant with happiness be renounced./ <text:s/>Let one stroke, extinguish the joyous hopes, with the light/ of existence. <text:s/>Can such filial love be equalled[sic!]? <text:s/>Can/ such religious sentiments be surpassed? <text:s/>Surely he who possessed/ them, may be chosen as a study for all who have/ a father and a mother to respect. <text:s/>None will have their/ fidelity to duty tested so severely as Isaac's, but many may,/ at times, be called upon to sacrifice their own inclinations/</text:span></text:p>
      <text:p text:style-name="P5"><text:span text:style-name="T5"/></text:p>
      <text:p text:style-name="P5"><text:span text:style-name="T5">[Page 7]</text:span></text:p>
      <text:p text:style-name="P5"><text:span text:style-name="T5">to obey their fathers, they may be required to yield some/ anticipated pleasure to gratify their mothers. <text:s/>At those/ moments, let them look upon the scene presented/ in the twenty second Chapter of </text:span><text:span text:style-name="T6">Exodus</text:span><text:span text:style-name="T5"> Genesis; and think/ how trifling is the </text:span><text:span text:style-name="T6">prah</text:span><text:span text:style-name="T5"> self-denial they are demanded/ to practice, when contrasted with that exercised by/ Abraham's son. <text:s/>Let them search further in the good/ book, and they will perceive that to respect our parents/ is to obey God. <text:s/>For, the righteous deed of Isaac has been/ registered in the heavenly pages as a proof of his having/ kept the fear of </text:span><text:span text:style-name="T6">God</text:span><text:span text:style-name="T5"> the Lord before his eyes. <text:s/>Therefore it is/ that at the solemn season of our year, when we ask/ forgiveness for our sins, we call upon the Almighty/ as He whom Isaac feared [Hebrew]. <text:s/>You/ cannot, my dear young friends, you cannot be religious/ and slight your father and mother. <text:s/>A human/ king will surely be provoked to anger if those he ap-/-pointed to distribute his favors meet with contempt./ <text:s/>In like manner with the Ruler of the Universe be/ wrathful if the representatives of his divine good-/-ness upon earth, are not duly honored and/ obeyed./</text:span></text:p>
      <text:p text:style-name="P5"><text:span text:style-name="T5"/></text:p>
      <text:p text:style-name="P5"><text:span text:style-name="T5">[Page 8]</text:span></text:p>
      <text:p text:style-name="P5"><text:span text:style-name="T5">You, O Bar Mitzvah ought most deeply to be impressed/ with the truth to which I have just given expression./ <text:s/>For twice within a short space of time, did your parents/ believe that God sought at their hands a heart-rend-/-ing sacrifice. <text:s/>Isaac--like you, their only son,/ stood on the verge of death. <text:s/>What anguish they/ experienced, who watched your grappling with a ter-/-rific disease! <text:s/>What prayers went up to heaven,/ for your recovery! <text:s/>What heaving of the breast with/ indescribable emotions, when you gave signs of/ returning consciousness!.... The trial has come to an/ end. <text:s/>And if the state of your health has not suffered your/ being prepared as customary for the celebration of this/ day, you have been permitted to visit the house of God/ and thank His holy name, "who hath given us His law."/ <text:s/>Heed its commands my friend!, none of which is holier/ than the fifth of the Decalogue. <text:s/>"Honor thy father, and/ thy mother, that thy days may be lengthened, and that/ it may be well with thee." <text:s/>It is but little you can/ as yet do to repay their goodness, but obedience and/</text:span></text:p>
      <text:p text:style-name="P5"><text:span text:style-name="T5"/></text:p>
      <text:p text:style-name="P5"><text:span text:style-name="T5">[Page 9]</text:span></text:p>
      <text:p text:style-name="P5"><text:span text:style-name="T5">and respect you can and must unwaveringly show./ <text:s/>May you </text:span><text:span text:style-name="T6">lif</text:span><text:span text:style-name="T5"> live long to prove that you were </text:span><text:soft-page-break/><text:span text:style-name="T5">spared/ by Providence for a beneficent purpose. <text:s/>To cheer </text:span><text:span text:style-name="T6">the</text:span><text:span text:style-name="T5">/ </text:span><text:span text:style-name="T6">declining years</text:span><text:span text:style-name="T5"> and </text:span><text:span text:style-name="T6">be the</text:span><text:span text:style-name="T5"> support the declining years of your parents, and/ become exemplary in your social and religious conduct./</text:span></text:p>
      <text:p text:style-name="P5"><text:span text:style-name="T5"><text:tab/>And you all, my beloved hearers! who have been/ pleased to listen to my remarks to the younger branches of/ of[sic!] our Congregation, let me exhort you to say </text:span><text:span text:style-name="T6">like our father Abraham</text:span><text:span text:style-name="T5"> throughout/ the vicissitude of this terrestrial career. <text:s/>[Hebrew] "The Lord/ will provide". <text:s/>You may be mentally traversing a/ way, which seems to lead to trouble, say them, like our/ father Abraham [Hebrew] "the Lord will provide."/ <text:s/>You may behold sorrow </text:span><text:span text:style-name="T6">look</text:span><text:span text:style-name="T5"> looming high at a/ distance. <text:s/>You may be trembling at the bereaving/ sword lying in wait at your door, say then/ [Hebrew] "the Lord will provide". <text:s/>Come </text:span><text:span text:style-name="T6">well</text:span><text:span text:style-name="T5"> weal,/ come woe, </text:span><text:span text:style-name="T6">le</text:span><text:span text:style-name="T5"> take faith as your staff, you will/ pass unscathed through the devious paths of life, until/ you reach the royal courts, where trust in God,/ will receive a crown of peace and unalloyed/ happines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2T14:23:53.76</meta:creation-date>
    <dc:date>2012-04-12T15:25:18.77</dc:date>
    <dc:creator>Penn Libraries</dc:creator>
    <meta:editing-duration>PT00H14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2009" meta:character-count="11954"/>
  </office:meta>
</office:document-meta>
</file>